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style:contextual-spacing="false"/>
      <style:text-properties fo:font-weight="normal"/>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weight="normal"/>
    </style:style>
    <style:style style:name="P5" style:family="paragraph" style:parent-style-name="Text_20_body">
      <style:paragraph-properties fo:margin-top="0.423cm" fo:margin-bottom="0.423cm" style:contextual-spacing="false" fo:line-height="138%" style:writing-mode="lr-tb"/>
      <style:text-properties fo:font-weight="normal"/>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9227ece-7fff-7641-0ad5-111f6d366148"/><text:line-break/></text:p>
      <text:p text:style-name="P2">## O que era esperado e o que foi encontrado e pq foi encontrado?</text:p>
      <text:p text:style-name="Text_20_body"/>
      <text:p text:style-name="P2">### INTERDEPENDENTES</text:p>
      <text:p text:style-name="Text_20_body"/>
      <text:p text:style-name="P2">&lt;p&gt;</text:p>
      <text:p text:style-name="P2">O grupo que pressupõe o efeito combinado de perda e fragmentação de habitat espera que a redução da cobertura florestal e aumento da gere impactos negativos na biodiversidade remanescente (Haddad et al. 2015; Pütkker et al. 2020; Gonçalves-Sousa et al. 2025). Essa hipótese foi testada por Pütkker et al. (2020) na Floresta Atlântica usando modelagem que quantificou efeitos diretos da perda de habitat e indiretos via mudança na configuração espacial (Didham et al. 2012). As principais conclusões de Pütkker et al. (2020) para a flora foram quatro. A primeira é que o efeito direto de perda de habitat é o principal fator para riqueza de espécies quando a paisagem apresenta pouca cobertura florestal (&lt;30%). A segunda é que quando a cobertura florestal é elevada (&gt;60%) os principais fatores relevantes para a riqueza local estão relacionados com a fragmentação: o efeito direto da fragmentação é negativo e o efeito indireto da área é positivo, pela redução da densidade de área de borda com o aumento da área de cobertura. A terceira foi de menor relevância dos propostos efeitos da paisagem quando a cobertura florestal é intermediária (entre 30% e 60%). A quarta conclusão, é que o efeito negativo da perda e fragmentação de cobertura, definido como a soma dos efeitos diretos da perda de cobertura e indiretos via mudança na densidade de borda, é significativo para descrever a biodiversidade local quando considerado todo o gradiente de cobertura florestal.</text:p>
      <text:p text:style-name="P2">&lt;/p&gt;</text:p>
      <text:p text:style-name="Text_20_body"/>
      <text:p text:style-name="P2">&lt;p&gt;</text:p>
      <text:p text:style-name="Text_20_body"/>
      <text:p text:style-name="P2">Além disso, nossa métrica funcional estima a influência da paisagem na conectividade e resiliência demográfica para manter a riqueza local observada. Assim, o efeito de fragmentação total estimado em nosso trabalho descreve o quanto que a mudança da paisagem prístina para a paisagem fragmentada, ou seja, o efeito de perda e fragmentação de cobertura, torna a biodiversidade local mais ou menos vulnerável a extinções. Já a métrica usada por Püttker et al. (2020) descreve o efeitos em termos de variação na riqueza de espécie como uma função da cobertura florestal e densidade de borda, e a densidade de borda como uma função da cobertura florestal (Didham et al. 2012). </text:p>
      <text:p text:style-name="P2">&lt;/p&gt;</text:p>
      <text:p text:style-name="Text_20_body"/>
      <text:p text:style-name="P2">&lt;p&gt;</text:p>
      <text:p text:style-name="P2">Considerando o efeito de fragmentação total, definido no trabalho de Püttker et al. (2020) como a soma dos efeitos diretos da cobertura florestal e dos indiretos via mudança na configuração <text:soft-page-break/>espacial, foi observado efeito negativo da perda e fragmentação de cobertura florestal na biodiversidade remanescente em todo gradiente de cobertura florestal (Püttker et al. 2020). Em nossos achados, o efeito de fragmentação total apresenta um padrão geral de aumento da relevância dos efeitos negativos com a redução da cobertura florestal (Figs. 11, 12, 13). Por outro lado, observamos alguns inventários florestais em que o efeito estimado difere desse padrão geral, com efeito significativo em paisagens com cobertura florestal acima de 60%, e efeito bifásico: positivo sob severa limitação de dispersão e negativo com a redução da limitação (Figs. 11, 12, 13). Nesses poucos inventários que diferem do padrão geral, nossos resultados sob limitação de dispersão severa divergem dos achados de Puttker et al (2020), apresentando efeitos positivos do efeito de fragmentação total. Contudo, nesses casos, se fossemos considerar uma média do efeito de fragmentação total para todos os cenários de limitação de dispersão por inventário, a média estaria entre o efeito nulo e negativo para a manutenção da biodiversidade remanescente, uma vez que os efeitos negativos, quando a limitação de dispersão é branda, são superiores aos efeitos positivos, sob severa limitação de dispersão (Figs. 11, 12).</text:p>
      <text:p text:style-name="P2">&lt;/p&gt;</text:p>
      <text:p text:style-name="Text_20_body"/>
      <text:p text:style-name="P2">&lt;p&gt;</text:p>
      <text:p text:style-name="P2">Esse efeito positivo da fragmentação sob severa limitação de dispersão foi observado em simulações, indicando que a fragmentação pode reduzir a perda local de espécies, pelo aumento de áreas com microdomínios de espécies, reduzindo a perda de espécies total (Campos et al. 2012, 2013). Por outro lado, esse efeito positivo da fragmentação total foi observado em paisagens com alta cobertura florestal, mesma faixa de cobertura flrorestal que Püttker et al. (2020) observaram maior efeito da fragmentação per se. Em nosso método de estimativa da fragmentação per se, é assumido independência entre componentes tal que o efeito de fragmentação total é a soma dos efeitos de fragmentação per se e área per se, contra interdependência em Pütkker et al. (2020), em que a variância é distribuída conforme um modelo hierarquico que dscreve a mudança na configuração espacial como uma função da mudança na cobertura florestal (Didham et al. 2012). Nossas estimativas, indicam que nessas paisagens com alta cobertura florestal toda variação está associada com o efeito de fragmentação per se (figs. 11 e 12).</text:p>
      <text:p text:style-name="P2">&lt;/p&gt;</text:p>
      <text:p text:style-name="Text_20_body"/>
      <text:p text:style-name="P2">&lt;p&gt;</text:p>
      <text:p text:style-name="P2">Outro diferença, é que em nosso método não foi considerado explicitamente o efeito de borda, a principal variável associada com fragmentação segundo Pütkker et al. (2020). Em uma futura formulação de MNEE é possível incluir o efeito de borda, enquanto uma região do habitat onde todos os indivíduos apresentam maior chance de morte e menor de reprodução (Thompson et al. 2020). Com a inclusão dessa nova paisagem hipotética seria possível avaliar o efeito da influência da matriz no habitat remanescente (efeito de borda; REF), contrastando a paisagem fragmentada ou a paisagem prístina com a paisagem fragmentada com esse efeito de proximidade com a matriz. Contudo, tal como a capacidade de dispersão que não é conhecida a priori para cada <text:soft-page-break/>situação, seria necessário investigar a sensibilidade da influência dos tipos de matriz no habitat remanescente em função de sua distância com o habitat remanescente. É preciso avaliar se a paisagem fragmentada com efeito de borda apresenta melhor congruência nos sítios em que MNEE nunca teve bom desempenho ou ampliar os cenários de limitação de dispersão com boa congruência (fig. 7). </text:p>
      <text:p text:style-name="P2">&lt;/p&gt;</text:p>
      <text:p text:style-name="Text_20_body"/>
      <text:p text:style-name="P2">### INDEPENDENTES</text:p>
      <text:p text:style-name="Text_20_body"/>
      <text:p text:style-name="P2">Para o grupo que pressupõe independência entre os efeitos de área e fragmentação de habitat, o esperado contrasta com as expectativas de Pütkker et al. (2020). Em revisão de evidências, Fahrig (2017) observou que a fragmentação per se tem efeitos majoritariamente positivos (76%) quando significativa, sendo muito menos impactante que a perda de habitat. Segundo Fahrig (2017), os efeitos positivos da fragmentação per se foram observados em uma ampla gama de contextos, incluindo aqueles com baixa quantidade de habitat remanescente e sob limitação de dispersão branda - contrariando as expectativas prévias. </text:p>
      <text:p text:style-name="Text_20_body"/>
      <text:p text:style-name="P4"><text:span text:style-name="T1">Nossos resultados demonstram que os efeitos da fragmentação per se na biodiversidade são contexto-dependentes, variando entre positivo e negativo em diferentes sítios e para um mesmo sítio (Figs. 8-11), o que é consistente com o observado por Fahrig (2017). Essa variação é criticamente modulada pela capacidade de dispersão das espécies – um fator não identificado por Fahrig (2017). Nós observamos efeitos positivos apenas sob limitação severa de dispersão, em alguns sítios nos extremos de cobertura florestal (Fig. 8, 9 e 11). Os efeitos negativos foram observados quando a limitação de dispersão é branda (contrariando Fahrig 2017), tornam-se mais frequentes, porém menos intensos, com a redução da cobertura florestal (Fig. 8, 9 e 11). Em relação à diferença na magnitude absoluta dos efeitos de fragmentação per se e área per se, observamos que na maioria dos sítios analisados, há situações em que um efeito predomina sobre o outro (Fig. 10). O padrão observado indica que, com a redução da cobertura florestal, a maior magnitude dos efeitos tende a se deslocar da fragmentação </text:span><text:span text:style-name="T2">per se</text:span><text:span text:style-name="T3"> </text:span><text:span text:style-name="T1">para a área </text:span><text:span text:style-name="T2">per se</text:span><text:span text:style-name="T1">, independentemente do grau de limitação de dispersão (Fig. 11) - o que é consistente com o observado por Pütkker et al. (2020).</text:span></text:p>
      <text:p text:style-name="Text_20_body"/>
      <text:p text:style-name="P2">Nossos métodos diferem da revisão de Fahrig (2017) em aspectos importantes, que podem explicar as discrepâncias com nossos achados. Primeiro, utilizamos uma métrica funcional unificada de efeito da paisagem que tem interpretação mecanística e é escalonada para a capacidade de dispersão simulada; enquanto que na revisão de Fahrig (2017) os trabalhos apresentam diversas métricas e escalas de análise. Outro ponto é que nossa análise descreve a variação dessa métrica funcional em função da cobertura florestal e capacidade de dispersão, enquanto que em Fahrig (2017) grupos de paisagens foram comparadas em relação a cobertura <text:soft-page-break/>florestal mediana e não houve avaliação simultânea da interação com a capacidade de dispersão das espécies ou com a configuração espacial da cobertura florestal remanescente. </text:p>
      <text:p text:style-name="Text_20_body"/>
      <text:p text:style-name="P2">## Relação com outros componentes da biodiversidade arbórea</text:p>
      <text:p text:style-name="Text_20_body"/>
      <text:p text:style-name="P4"><text:span text:style-name="T1">Nossos achados, não foram desenhados para avaliar diretamente esses outros níveis de biodiversidade (β e γ), que precisariam ser avaliados empiricamente, por exemplo, com dados similares aos usados por Gonçalves-Souza et al. (2025). Contudo, é possível desenvolver outras métricas a partir da simulação da α por MNEE que podem informar sobre a β das localidades adjacentes à parcela. É possível calcular um parâmetro composto que combina a taxa U, a área da parcela (A) e a capacidade de dispersão média (L), AU/L2</text:span><text:span text:style-name="T3"> </text:span><text:span text:style-name="T1">(Rosindell &amp; Cornell 2013). Essa métrica informa a razão entre a área da parcela e a área média das espécies em uma paisagem prístina (Rosindell &amp; Cornell 2013). Para paisagens com perda e fragmentação de cobertura florestal é possível usar MNEE para simular a conectividade efetiva (Ce), definido como a distância média percorrido por uma linhagem em 1/U nascimentos, que corresponde ao tempo médio de vida de uma espécie na simulação (Thompson et al. 2019). Ao substituir L pela conectividade efetiva, podemo obter AU/Ce2</text:span><text:span text:style-name="T3"> </text:span><text:span text:style-name="T1">que pode informar a razão entre a área da parcela e a área média de ocorrência das espécies presente na parcela, segundo a simulação na particular paisagem hipotética (prístina, aglomerada ou fragmentada). Uma expectativa é que AU/Ce2</text:span><text:span text:style-name="T3"> </text:span><text:span text:style-name="T1">seja uma boa descritora da forma da SAD (Rosindell &amp; Cornell 2013), e dessa forma, é uma possível preditora para descrever a congruência com a SAD observada.</text:span></text:p>
      <text:p text:style-name="Text_20_body"/>
      <text:p text:style-name="P2">## Limiar de cobertura florestal e os propostos efeitos da paisagem na predição da biodiversidade local</text:p>
      <text:p text:style-name="Text_20_body"/>
      <text:p text:style-name="P2">Os nossos achados revelam um padrão não linear dos propostos efeitos da paisagem ao longo do gradiente de cobertura florestal  (Figs. 8, 9 e 11). Observamos que o efeito de fragmentação total atinge sua maior magnitude em paisagens com cobertura florestal extremas, enquanto se torna pouco expressivo em níveis intermediários de cobertura. Identificamos uma transição na dominância dos efeitos de área e fragmentação per se ao longo do gradiente. A fragmentação per se tende a ter maior magnitude máxima em paisagens com extremo de cobertura. Ao passo que o efeito de área se torna mais proeminente em contextos de baixa cobertura. Quando os efeitos são relevantes, fora de coberturas intermediárias, a capacidade de dispersão modula a magnitude e sinal desses efeitos. Nossos resultados apontam para a existência de um limiar de cobertura florestal modulado pela capacidade de dispersão das espécies (Ándre et al. 1994; Pardini et al. 2010; Villard &amp; Metzger 2014; AQUELE DA BIOREVIEW 2010). No entanto, é contraintutivo observar a baixa relevância dos propostos efeitos da paisagem em niveis intermediários de cobertura florestal, pois é justamente nessa faixa que se espera maior variação na configuração espacial da paisagem (Villard &amp; Metzger 2014). </text:p>
      <text:p text:style-name="Text_20_body"/>
      <text:p text:style-name="P2"><text:soft-page-break/>Esse padrão de baixa relevância dos efeitos em cobertura intermediárias pode refletir a limitação das variáveis de paisagem em capturar os determinantes mais relevantes da biodiversidade remanescente quando outros fatores, como condições ambientais locais, histórico de uso do solo e características biogeográficas, também exercem influência substancial (Hanski 2015; Lima et al. 2020; Banks-Leite et al. 202? aquele de macroeco na trends). Nesse aspecto é preciso avaliar se essas variáveis de estado, como a riqueza de espécies, esforço amostral (área da parcela), número de indivíduos e densidade de indivíduos são influenciados pelos mesmos processos socioecológicos que determinam a perda e fragmentação de habitat (Fig 12 ou 13).</text:p>
      <text:p text:style-name="Text_20_body"/>
      <text:p text:style-name="P2">No caso de MNEE, quanto maior a taxa U de reposição de espécies menor a influência da configuração espacial da paisagem na biodiversidade remanescente (Campos et al. 2012, 2013). A ideia é que quanto maior o número de nascimentos que resultam de novas espécies na paisagem, menor os nascimentos de indivíduos que já estão presente na paisagem e dessa forma a própria configuração da paisagem passa a ter menor importância. De fato a maioria dos sítios com cobertura florestal igual ou acima de valores intermediários tem os efeitos da paisagem dentro da referência de ausência de efeito (Fig 8 e 9). A referência de valores sem efeito é de 10% de variação na taxa U entre paisagens hipotéticas, enquanto que a maior diferença entre paisagens foi de até cerca de 50% (Fig. 8). Uma vez que os valores da taxa U estimadas variaram em sua maioria entre 1e-2 e 1e-3, isso quer dizer que a cada 100 ou 1 mil nascimentos na paisagem foi necessário aumentar ou reduzir menos de 1 nascimento de espécie nova. Indicando um efeito relativamente baixo de todos os propostos efeitos da paisagem. Por outro lado, esse padrão de baixa relevância dos efeitos da paisagem em níveis intermediários para a flora também foi observdo por Püttker et al. (2020), em contraste com Fahrig (2017) que observou efeitos positivos da fragmentação per se para todo gradiente de habitat disponível. </text:p>
      <text:p text:style-name="Text_20_body"/>
      <text:p text:style-name="P2">## Diferentes culturas de pesquisa e modelos ecológicos para a conservação</text:p>
      <text:p text:style-name="Text_20_body"/>
      <text:p text:style-name="P2">Outro ponto em debate é sobre como estratégias de conservação devem incorporar a ideia de limiar de cobertura florestal e outros fatores que determinam a biodiversidade remanescente (Arroyo-Rodriguez et al. 20??; Reply by Banks-Leite et al.; Contra Reply).</text:p>
      <text:p text:style-name="P3">De um lado, Arroyo-Rodríguez et al. (2020) defenderam diretrizes gerais de conservação, baseadas para a flora nas conclusões de Fahrig (2017) e Watling et al. (2020). Segundo esses autores, a configuração espacial da paisagem teria pouca relevância desde que houvesse pelo menos 40% de cobertura florestal, dividida em um fragmento principal e elementos menores de conexão (corredores, pequenos fragmentos, etc). Essa proposta representa uma heurística aplicável em larga escala, com foco na quantidade total de habitat e em maximizar a fragmentação per se, tendo como base a ideia de limiar de cobertura florestal.</text:p>
      <text:p text:style-name="P3">Por outro lado, Banks-Leite et al. (2021) criticaram essa abordagem, argumentando que a atual capacidade técnica e científica permite o ajuste das diretrizes de conservação às especificidades <text:soft-page-break/>ecológicas e das práticas de conservação de cada região. Para sustentar essa posição, os autores citaram o trabalho de Strassburg et al. (2019), que utilizou um modelo ecológico espacialmente implícito para integrar a relação espécie-área a práticas de restauração e conservação. </text:p>
      <text:p text:style-name="P2">A resposta de Arroyo-Rodríguez et al. (2021) a essa crítica foi centrada na viabilidade prática: apontaram que, embora modelos mais específicos possam oferecer cenários mais otimizados, em grande parte das regiões tropicais — onde se concentram os maiores desafios da conservação — não há dados disponíveis ou poder computacional suficiente para aplicar tais abordagens de forma ampla e sistemática.</text:p>
      <text:p text:style-name="P5"><text:span text:style-name="T1">É interessante notar que os resultados aqui apresentados foram obtidos com um modelo ecológico que pode investigar a influência da dispersão, configuração espacial de habitat e efeito de borda (Thompson et al. 2020), e portanto, ainda mais complexo do que o utilizado por Strassburg et al. (2019), e a partir do mesmo tipo de dado utilizado nas abordagens generalistas, como Watling et al. (2020). A abordagem de Strassburg et al. (2019) se baseia em uma análise de risco de extinção para cada espécie (r): r = 1 - (x/A0)z; onde A0 é a área de habitat contemporâneo, x é a área de habitat para ser restaurada e z é um parâmetro ajustável. Ou seja, não considera explicitamente o efeito da competição entre espécies, da capacidade de dispersão ou da mudança na configuração espacial pela adição de habitat (Strassburg et al. 2019), como avaliamos aqui com MNEE. </text:span></text:p>
      <text:p text:style-name="P3">O trabalho de Watling et al. (2020) testou a hipótese da quantidade de habitat (Fahrig 2013), em que se pressupõe dispersão ilimitada dentro da paisagem, de forma que a parcela é a uma amostra dos indivíduos presentes na paisagem. Esse tipo de hipótese pode ser representada por um modelo de regressão que descreve a riqueza local em função da quantidade de habitat (Saura 202? Eco Let) ou por um modelo neutro espacialmente implícito que pressupõe probabilidade de imigração da paisagem para a parcela igual a 1 (Etienne 2005). Nesse aspecto nossos resultados apresentam um avanço teórico uma vez que exploram cenários de limitação de dispersão e de configuração espacial do habitat.</text:p>
      <text:p text:style-name="P3">Assim, entendemos que o MNEE tem potencial como ferramenta de inferência em situações reais de conservação, conciliando demandas de ambos grupos de pesquisa por modelos simples, que possam ser ajustados com os dados disponíveis, e incluídos em análises de multiplos critérios. Para consolidar essa proposta, futuros estudos poderiam avaliar a capacidade do MNEE em descrever múltiplos padrões simultaneamente — como alfa, beta e gama diversidade — conforme explorado em estudo recente Gonçalves-Souza et al. (2025). Além disso, novas simulações poderiam incorporar a influência da matriz e explorar cenários contrafactuais, como a melhoria da permeabilidade da matriz ou o aumento da cobertura florestal total (Thompson et al. 2020).</text:p>
      <text:p text:style-name="P3">## Pórens </text:p>
      <text:p text:style-name="P3"><text:soft-page-break/>### Pressuposto de contemporaneidade </text:p>
      <text:p text:style-name="P3">Todas as análise discutidas até agora (Fahrig 2017; Püttker et al. 2020; Watling et al. 2020; Strassburg et al. 2019 e  este trabalho), correlacionam padrões de biodiversidade com as características da paisagem amostrada, assumindo que tais características influenciaram os padrões de biodiversidade observados (@fahrig_ecological_2017, @fahrig_SLOSS2020, @watling2020support, @puttker2020indirect, @riva_disproportionately_2022). Esse pressuposto de contemporaneidade implica a constância das características da paisagem relevantes para gerar os padrões de biodiversidade e a ausência de atrasos na resposta da biodiversidade remanescente (REF), sendo adotado quando os dados disponíveis são escassos e estáticos (@frazier_landscape_2017). Em geral, bases de dados que compilam estudos observacionais contêm apenas uma classificação genérica do grau de preservação da parcela amostrada, sem informações detalhadas sobre a paisagem ao redor (Lima et al. 2015; chase2019fragsads). Dessa forma, alguns estudos optam por estratificar os sítios com base no grau de preservação informado na base de dados (e.g., @fahrig_ecological_2017, @fahrig_SLOSS2020, @riva_disproportionately_2022). Em nossos achados a classe de perturbação do sítio e as coordenadas geográficas foram covariáveis do modelo mais plausível para descrever a congruência da distribuição de abundância de espécies (SAD, Tab. 1). Apesar da média da congruência ser similar tanto entre paisagens hipotéticas quanto entre classes de perturbação (Fig. 5). Assim, um dos motivos para a baixa congruência em alguns sítios pode ser o atraso na resposta ecológica para a mudança na paisagem, uma vez que MNEE pressupõe a situação de equilíbrio.</text:p>
      <text:p text:style-name="P3">O pressuposto de equilíbrio garante que o pressuposo de contemporaneidade seja válido, uma vez que é corresponde a situação de manutenção da configuração espacial do habitat, capacidade de dispersão e taxa de introdução de novas espécies por tempo suficiente tal que todo os padrões de biodiversidade se estabilizam (REF + Thompson et al. 2019 Eco Let). Uma forma que um modelo estatístico aplica esse pressuposto é considerar que a escala espacial de análise é aquela que maximiza o poder explicativo da métrica de paisagem na resposta ecológica usada, a análise de escala de efeito (Fahrig &amp; Jackson 20??, Fletcher Jr et al. 2023). Assim, na análise tradicional para determinar a extensão espacial da paisagem a partir dos dados disponíveis, a análise de efeito de escala, há um vínculo muito forte entre a extensão espacial da paisagem estimada e o pressupostos de contemporaneidade.</text:p>
      <text:p text:style-name="P3">A definição da escala espacial é um passo essencial para a construção da paisagem aglomerada, pois determina a quantidade do habitat remanescente que será aglomerado ao redor da parcela, e portanto, a estimativa dos efeitos de fragmentação per se e área per se dependem fundamentalmente da escala de análise. Diferente do efeito de fragmentação total que pode ser obtido apenas escolhendo uma escala que seja considerada suficiente para simular a maior capacidade de dispersão e aplicar essa extensão espacial em todas os outros cenários de de <text:soft-page-break/>dispersão. A dependência que a escala de análise impõe na determinação dos efeitos de fragmentação per se e área per se é um ponto central do debate entre Fletcher Jr. et al. (2018) e Fahrig et al. (2019).</text:p>
      <text:p text:style-name="P3">Na análise experimental das predições do SLOSS (sigla em inglês para ‘single large or several small’, que no contexto significa a escolha entre ‘um fragmento grante ou diversos fragmentos pequenos’) o idealizado segue um protocolo de estimativa (Fahrig et al. 2022). Primeiro é determinado uma extensão espacial da paisagem, os quais os tratamentos serão aplicados (variar o número de fragmentos para uma mesma quantidade de habitat remanescente), e então é mantido estes tratamentos por tempo suficiente até que não ocorra mais variação na biodiversidade remanescente (Fahrig et al. 2022). Um problema desse tipo de análise é a rigidez em definir a escala da paisagem (Fletcher Jr et al. 2023; REF com a Fahrig falando sobre o efeito em kernel). Em nossa análise da sensibilidade da extensão espacial da paisagem em função da capacidade de dispersão (figs. 2 e 3), o pressuposto de equilíbrio não está vinculado com o pressuposto de contemporaneidade, uma vez que a estimativa é feita na paisagem prístina, os valores contemporâneos da informação (riqueza de espécies, número de indivíduos e área da parcela) não dependem da configuração espacial contemporânea da paisagem. Por outro lado, nossas estimativas de escala, de congruência e de efeito estão vinculadas a observação contemporânea de riqueza e distribuição de abundância. </text:p>
      <text:p text:style-name="P3">Dado o conhecido atraso ecológico, uma forma de relaxar o pressuposto de contemporaneidade em nosso anaĺise é interpretar o efeito de fragmentação total como uma estimativa de débito de extinção da biodiversidade local (Thompson et al. 2019). Então seria possível usar a congruência com a SAD para determinar se MNEE aproxima melhor pressupondo equilíbrio na paisagem fragmentada (com pouco débito de extinção) ou na paisagem prístina (com muito débito de extinção). Uma forma mais direta de relaxar o pressuposto de contemporaneidade é possibilitar que a conectividade seja espaço-temporal (Martensen et al. 2017). Esse tipo de modelo de conectividade espaço-temporal pode ser usado junto com modelos que descrevem explicitamente os processos de mudança da cobertura do solo por um sistema socioecológico (REF). Com isso se torna possível explorar cenários mais específicos de efeitos da paisagem que incluem a perturabação antrópica e a regeneração natural (REF).</text:p>
      <text:p text:style-name="P3">### Pressupostos de MNEE</text:p>
      <text:p text:style-name="P3">#### Soma-zero</text:p>
      <text:p text:style-name="P3">No contexto de paisagens fragmentadas três pressupostos de MNEE são potencialmente problemáticos: soma-zero e equivalência funcional. O pressupostos de soma-zero impõe na simulação que cada adulto morto é reposto por um novo adulto, seja descentende dos adultos da paisagem ou de uma nova espécie na paisagem. Esse pressuposto é justificável em paisagens <text:soft-page-break/>totalmente preenchidas de habitat, com ecossistemas funcionais, porém em paisagens fragmentadas a maioria das espécies arboreas especialistas de ambiente florestal apresentam redução na produção de propágulos (REF eco let?). Assim, o pressuposto de soma-zero pode estar subestimando os propostos efeitos da paisagem principalmente em paisagens com pouca cobertura florestal. Se relaxado o pressuposto de soma-zero, uma expectativa é de aumento da taxa U necessária para manter a riqueza local, pois a contribuição de novas espécies estaria também relacionado com a contribuição de novos indivíduos. Nesse contexto, poderia ser adequado decompor a taxa U na contribuição de indivíduos de fora da paisagem, que deve decair com a distância do limite da paisagem, da contribuição de especiação verdadeira e do banco de propágulos. Contudo, vale notar duas características da predição de MNEE. Primeiro, que MNEE apresenta boa congruência com o padrão empírico observado em sítios ao longo de todo gradiente de cobertura florestal (Fig. 6). Segundo, que os efeitos estimados estão parcialmente alinhados com conclusões de ambos grupos de pesquisa enquanto relevam a novidade da modulação da capacidade de dispersão.</text:p>
      <text:p text:style-name="P3">#### Função de dispersão</text:p>
      <text:p text:style-name="P3">O MNEE pressupõe que todos os indivíduos apresentam a mesma função de dispersão, enquanto que nos sistemas naturais há grande variabilidade entre espécies, com diversos modos de dispersão que podem dependem de espécies de outros níveis tróficos (REF), e entre indivíduos de uma mesma espécie (REF). Uma expectativa é a diminuição da capacidade de dispersão de espécies especialistas de ecossistemas florestais, pela remoção de dispersores (REF), e o aumento da capacidade de dispersão de espécies generalistas (REF). Uma vez que as informações sobre a capacidade de dispersão são escassos, a primeira aproximação de considerar uma mesma função de dispersão é justificada. A sensibilidade de nossos achados em relação ao tipo de distribuição de probabilidade usada na função de dispersão é um aspecto que precisa ser avaliado. Aqui utilizamos uma função de dispersão exponencial. Em comparação de uma distribuição gaussiana e fat-tailed, Rosindell &amp; Cornell (2012) encontraram que quanto menor a escala da simulação, métrica que depende da área da parcela e da capacidade dispersão dos indivíduos, menor a diferença entre o tipo de função de dispersão. Em nossos resultados, exploramos parcelas com cerca de 1 ha de área (Fig. 1) e cenários de dispersão em que a maior dos propágulos permanece na vizinhança imediata da progenitora.</text:p>
      <text:p text:style-name="P2">#### Equivalência funcional e o programa de pesquisa da TNB</text:p>
      <text:p text:style-name="Text_20_body"/>
      <text:p text:style-name="P2">O outro pressuposto é a equivalência funcional, que impõe na simulação que todos as espécies tem as mesmas taxas de nascimento, morte e especiação. Nesse contexto, uma expectativa em relação a congruência geral de MNEE era de baixa congruência com a SAD observada em paisagens fragmentadas, uma vez que um modelo neutro espacialmente implícito (MNEI) de dinâmica temporal não apresentou boa congruência com a trajetória da abundância relativa de espécies em fragmentos experimentais (Gilbert et a. 2006). Um MNEI compartilha o pressuposto <text:soft-page-break/>de equivalência funcional com MNEE, mas difere em como o espaço se relaciona com a dinâmica demográfica das espécies: em MNEI a limitação de dispersão existe apenas entre a parcela e a paisagem ao redor. Nesses fragmentos experimentais algumas espécies tendem ao aumento da abundância enquanto outras à redução, o que contraria o pressuposto de equivalência funcional (Laurence et al. 2008). Por outro lado, a SAD é um padrão de biodiversidade que contém menos informação em relação à série histórica, uma vez que é um retrato momentâneo da biodiversidade remanescente. Para descrever a SAD, um MNEI é preferido em relação a um modelo com os mesmo pressupostos auxiliares mas com hierarquia competitiva entre espécies, uma vez que pode aproximar a SAD tão bem quanto, mas com menos parâmetros (REF Al-ham… et al. 2015). Modelos neutros espacialmente implícitos (MNEI) apresentam boa congruência com a SAD observada, uma vez que os parâmetros desse modelo são livres para ajustar a SAD (REFs). Uma comparação de MNEE com MNEI havia concluído que dificilmente MNEE iria ter boa congruência com a SAD observada, pois o campo de parâmetros em que MNEE simulava a SAD era pouco coerente com o campo de parâmetros de MNEI que apresentava boa congruência com a SAD (Rosindell &amp; Etienne 2011).  Aqui em nossos resultados com um MNEE para descrever a SAD, apenas a taxa U foi livre para aproximar a riqueza observada, enquanto exploramos a sensibilidade da escala espacial quanto a variação na limitação de dispersão (Fig. 3 e 6). E observamos boa congruência sempre (variando a paisagem hipotética e a capacidade de dispersão per capita) em mais da metade dos sítios e boa congruência em média para todos os sítios.</text:p>
      <text:p text:style-name="Text_20_body"/>
      <text:p text:style-name="P2">O relaxamento do pressupostos de equivalência funcional pode ter efeitos não óbvios na taxa U e portanto em nossa estimativa de efeito da paisagem. Pode ser que ocorra redução na taxa U necessária para manter a riqueza, uma vez que processos estabilizadores podem sustentar uma população de uma espécie por tempo indeterminado (REF). Por outro lado a exclusão competitiva pode remover espécies que seriam mantidas no sistema caso a estocasticidade demográfica fosse mais relevante do que a hierarquia competitiva (REF). Uma expectativa é a diferença entre espécies seja maior quando há efeito de borda, uma vez que isso criaria novos gradientes ambientais favorecendo algumas espécie e prejudicando outras (REF). Tal como a capacidade de dispersão das espécies e o efeito de borda, a particular hierarquia competitiva de uma paisagem em geral não é conhecido, e poderia ser explorada multiplos cenários no qual a equivalência funcional é um deles (REF).</text:p>
      <text:p text:style-name="Text_20_body"/>
      <text:p text:style-name="P2">O pressuposto de equivalência funcional é central dentro do programa de pesquisa da da Teoria Neutra da Biodiversidade (TNB). É possível dizer que TNB opera sob dois eixos conceituais no qual a construção de modelos é feita: a manutenção ou não do pressuposto de equivalência funcional ou dos pressupostos auxiliaires (e.g. soma-zero, a função de disperão e a paisagem). Quando um modelo neutro falha em predizer padrões observados de biodiversidade, é possível revisitar os pressupostos auxiliares ou o próprio pressuposto de equivalência funcional, aproximando-se de modelos de nicho que consideram hierarquias competitivas entre indivíduos de uma mesma guilda (REF). No entanto, não é raro que modelos neutros apresentem boa <text:soft-page-break/>congruência com padrões empíricos amplamente utilizados no debate sobre fragmentação de habitat, como riqueza local e a distribuição de abundância de espécies (SAD), especialmente quando o mesmo padrão é usado tanto para calibrar quanto para validar a prediçao do modelo (REF). Essa congruência pode ser interpretada como ponto de partida para expandir a capacidade preditiva do modelo: por exemplo, incluindo novos padrões, como a distribuição de biomassa, ou explorando cenários hipotéticos mais detalhados, como o efeito de borda e a variação na qualidade da matriz.</text:p>
      <text:p text:style-name="Text_20_body"/>
      <text:p text:style-name="P2"># Conclusão</text:p>
      <text:p text:style-name="Text_20_body"/>
      <text:p text:style-name="P2">Por um lado é possível interpretar o debate sobre fragmentação de habitat enquanto a defesa da hipótese da decomposição ortogonal do efeito de fragmentação total em efeito de fragmentação per se e área per se (Fahrig 2003, 2019; Didham et al. 2012; Fletcher Jr et al. 2018; Fahrig et al. 2019). Nosso método não tem a capacidade de avaliar essa hipótese, tal como o método aplicado por Püttker et al. (2020). O argumento por trás desse método que testa essa hipótese é de que uma vez que o habitat está distribuído no espaço, ao passo que se remove habitat, o espaço é modificado - um aspecto reconhecido por ambos os grupos em debate (Fahrig 2003, 2019; Didham et al. 2012; Fletcher Jr et al. 2018; Fahrig et al. 2019). Dentro desse método, a hipótese de independência dos efeitos de fragmentação total e área per se é um caso particular da situação geral de interdependência dos efeitos (Pearl. et al. 2016). Por outro lado, a validade das estimativas de efeitos causais de Püttker et al. (2020) dependem de que não existam efeitos da biodiversidade remanescente nas métricas da paisagem (Didham et al. 2012; Pearl et al. 2016). Esse pressupostos não deve ser válido para sistema florestais em que a restauração natural modifica a cobertura florestal e sua configuração espacial (REF). Nesse contexto, uma forma de encaminhar o debate sobre os efeitos da fragmentação de habitat no habitat remanescente possa ser a exploração de cenários de mudanças da paisagem ao longo da história profunda e recente da Floresta Atlântica. O modelo mecanístico consensual para explicar os dados disponíveis poderia ser usado como dispositivo de criação de contrafactuais para comparação de diferentes cenários de restauração e conservação (Bull et al. 2021, Gianluca 2022; REF).</text:p>
      <text:p text:style-name="Text_20_body"><text:span text:style-name="T4"><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20:07:07.312089606</meta:creation-date>
    <dc:date>2025-06-22T22:47:11.445696749</dc:date>
    <meta:editing-duration>PT2H29M54S</meta:editing-duration>
    <meta:editing-cycles>1</meta:editing-cycles>
    <meta:document-statistic meta:table-count="0" meta:image-count="0" meta:object-count="0" meta:page-count="11" meta:paragraph-count="55" meta:word-count="5081" meta:character-count="32659" meta:non-whitespace-character-count="27610"/>
    <meta:generator>LibreOffice/7.3.7.2$Linux_X86_64 LibreOffice_project/30$Build-2</meta:generator>
  </office:meta>
</office:document-meta>
</file>